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-0.03cm" fo:margin-right="0cm" fo:text-indent="0.03cm" style:auto-text-indent="false">
        <style:tab-stops>
          <style:tab-stop style:position="1.99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: <text:tab/>script</text:p>
      <text:p text:style-name="P1"/>
      <text:p text:style-name="P1">FILE:<text:tab/> load_weather_data.sh</text:p>
      <text:p text:style-name="P1">DESC:<text:tab/>shell script lädt Messdaten aus der Station</text:p>
      <text:p text:style-name="P1">DEP:<text:tab/>te928con, C application, depends on libusb-devel</text:p>
      <text:p text:style-name="P1"/>
      <text:p text:style-name="P1">DIR:<text:tab/>data</text:p>
      <text:p text:style-name="P1"/>
      <text:p text:style-name="P1">FILE:<text:tab/>weather.log</text:p>
      <text:p text:style-name="P1">DESC:<text:tab/>contains the current weather messurements</text:p>
      <text:p text:style-name="P1"/>
      <text:p text:style-name="P1">FILE:<text:tab/>weatherAll.log</text:p>
      <text:p text:style-name="P1">DESC:<text:tab/>containts all weather messurements</text:p>
      <text:p text:style-name="P1"/>
      <text:p text:style-name="P1">DIR:<text:tab/>db</text:p>
      <text:p text:style-name="P1"/>
      <text:p text:style-name="P1">FILE:<text:tab/>scheme_description.txt</text:p>
      <text:p text:style-name="P1">DESC:<text:tab/>defines the schem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Nasarek</meta:initial-creator>
    <meta:creation-date>2012-12-28T20:35:44</meta:creation-date>
    <dc:date>2012-12-28T23:23:56</dc:date>
    <dc:creator>Marcus Nasarek</dc:creator>
    <meta:editing-duration>PT2H33M2S</meta:editing-duration>
    <meta:editing-cycles>1</meta:editing-cycles>
    <meta:document-statistic meta:table-count="0" meta:image-count="0" meta:object-count="0" meta:page-count="1" meta:paragraph-count="12" meta:word-count="44" meta:character-count="333" meta:non-whitespace-character-count="299"/>
    <meta:generator>LibreOffice/3.5$Linux_x86 LibreOffice_project/350m1$Build-2</meta:generator>
  </office:meta>
</office:document-meta>
</file>